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4_distanceAlgorithm_STATISTICS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4_distanceAlgorithm_STATISTICS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39:06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